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linecap="butt" draw:textarea-horizontal-align="justify" draw:textarea-vertical-align="middle" draw:auto-grow-height="false" fo:min-height="2.75cm" fo:min-width="4.5cm"/>
      <style:paragraph-properties style:writing-mode="lr-tb"/>
    </style:style>
    <style:style style:name="gr2" style:family="graphic" style:parent-style-name="standard">
      <style:graphic-properties svg:stroke-color="#ea7500" svg:stroke-linecap="butt" draw:fill-color="#ff972f" draw:textarea-horizontal-align="justify" draw:textarea-vertical-align="middle" draw:auto-grow-height="false" fo:min-height="1.75cm" fo:min-width="5.1cm"/>
      <style:paragraph-properties style:writing-mode="lr-tb"/>
    </style:style>
    <style:style style:name="gr3" style:family="graphic" style:parent-style-name="standard">
      <style:graphic-properties svg:stroke-width="0.106cm" svg:stroke-color="#ea7500" draw:marker-start-width="0.359cm" draw:marker-end-width="0.359cm" draw:stroke-linejoin="round" svg:stroke-linecap="round" draw:fill-color="#ff972f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ea7500" draw:marker-start-width="0.359cm" draw:marker-end-width="0.359cm" draw:fill-color="#ff972f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linecap="butt" draw:textarea-horizontal-align="justify" draw:textarea-vertical-align="middle" draw:auto-grow-height="false" fo:min-height="1.75cm" fo:min-width="6cm"/>
      <style:paragraph-properties style:writing-mode="lr-tb"/>
    </style:style>
    <style:style style:name="gr6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color="#a7074b" svg:stroke-linecap="butt" draw:fill-color="#e16173" draw:textarea-horizontal-align="justify" draw:textarea-vertical-align="middle" draw:auto-grow-height="false" fo:min-height="1.75cm" fo:min-width="2.5cm"/>
      <style:paragraph-properties style:writing-mode="lr-tb"/>
    </style:style>
    <style:style style:name="gr8" style:family="graphic" style:parent-style-name="standard">
      <style:graphic-properties svg:stroke-color="#5eb91e" svg:stroke-linecap="butt" draw:fill-color="#d4ea6b" draw:textarea-horizontal-align="justify" draw:textarea-vertical-align="middle" draw:auto-grow-height="false" fo:min-height="1.75cm" fo:min-width="2.5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-color="#e16173"/>
      <style:paragraph-properties fo:text-align="center"/>
    </style:style>
    <style:style style:name="P4" style:family="paragraph">
      <loext:graphic-properties draw:fill-color="#d4ea6b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1" draw:id="id1" draw:layer="layout" svg:width="5cm" svg:height="3cm" svg:x="0cm" svg:y="0cm">
          <text:p text:style-name="P1">O prêmio está na porta 1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6cm" svg:height="2cm" svg:x="7.9cm" svg:y="0.5cm">
          <text:p text:style-name="P1">Participante escolhe a porta 2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6cm" svg:height="2cm" svg:x="7.9cm" svg:y="-2.5cm">
          <text:p text:style-name="P1">Participante escolhe a porta 1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6cm" svg:height="2cm" svg:x="7.9cm" svg:y="3.5cm">
          <text:p text:style-name="P1">Participante escolhe a porta 3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cm" svg:y1="1.5cm" svg:x2="7.9cm" svg:y2="-1.5cm" draw:start-shape="id1" draw:start-glue-point="1" draw:end-shape="id2" draw:end-glue-point="3" svg:d="M5000 1500h1450v-3000h1450" svg:viewBox="0 0 2901 3001">
          <text:p/>
        </draw:connector>
        <draw:connector draw:style-name="gr4" draw:text-style-name="P2" draw:layer="layout" svg:x1="5cm" svg:y1="1.5cm" svg:x2="7.9cm" svg:y2="4.5cm" draw:start-shape="id1" draw:start-glue-point="1" draw:end-shape="id3" draw:end-glue-point="3" svg:d="M5000 1500h1450v3000h1450" svg:viewBox="0 0 2901 3001">
          <text:p/>
        </draw:connector>
        <draw:connector draw:style-name="gr4" draw:text-style-name="P2" draw:layer="layout" svg:x1="5cm" svg:y1="1.5cm" svg:x2="7.9cm" svg:y2="1.5cm" draw:start-shape="id1" draw:start-glue-point="1" draw:end-shape="id4" draw:end-glue-point="3" svg:d="M5000 1500h2900" svg:viewBox="0 0 2901 1">
          <text:p/>
        </draw:connector>
        <draw:custom-shape draw:style-name="gr5" draw:text-style-name="P1" xml:id="id5" draw:id="id5" draw:layer="layout" svg:width="6.5cm" svg:height="2cm" svg:x="14.5cm" svg:y="-2.5cm">
          <text:p text:style-name="P1">Apresentador abre a porta 2 ou 3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6.5cm" svg:height="2cm" svg:x="14.5cm" svg:y="0.5cm">
          <text:p text:style-name="P1">Apresentador abre a porta 3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6.5cm" svg:height="2cm" svg:x="14.5cm" svg:y="3.5cm">
          <text:p text:style-name="P1">Apresentador abre a porta 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5cm" svg:y1="-1.5cm" svg:x2="14.5cm" svg:y2="-1.5cm" draw:start-shape="id2" draw:start-glue-point="1" draw:end-shape="id5" draw:end-glue-point="3" svg:d="M13500-1500h1000" svg:viewBox="0 0 1001 1">
          <text:p/>
        </draw:connector>
        <draw:connector draw:style-name="gr6" draw:text-style-name="P1" draw:layer="layout" svg:x1="13.5cm" svg:y1="1.5cm" svg:x2="14.5cm" svg:y2="1.5cm" draw:start-shape="id4" draw:start-glue-point="1" draw:end-shape="id6" draw:end-glue-point="3" svg:d="M13500 1500h1000" svg:viewBox="0 0 1001 1">
          <text:p/>
        </draw:connector>
        <draw:connector draw:style-name="gr6" draw:text-style-name="P1" draw:layer="layout" svg:x1="13.5cm" svg:y1="4.5cm" svg:x2="14.5cm" svg:y2="4.5cm" draw:start-shape="id3" draw:start-glue-point="1" draw:end-shape="id7" draw:end-glue-point="3" svg:d="M13500 4500h1000" svg:viewBox="0 0 1001 1">
          <text:p/>
        </draw:connector>
        <draw:custom-shape draw:style-name="gr1" draw:text-style-name="P1" xml:id="id8" draw:id="id8" draw:layer="layout" svg:width="5cm" svg:height="3cm" svg:x="0cm" svg:y="9.1cm">
          <text:p text:style-name="P1">O prêmio está na porta 2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6cm" svg:height="2cm" svg:x="7.9cm" svg:y="9.6cm">
          <text:p text:style-name="P1">Participante escolhe a porta 2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5.6cm" svg:height="2cm" svg:x="7.9cm" svg:y="6.6cm">
          <text:p text:style-name="P1">Participante escolhe a porta 1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6cm" svg:height="2cm" svg:x="7.9cm" svg:y="12.6cm">
          <text:p text:style-name="P1">Participante escolhe a porta 3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cm" svg:y1="10.6cm" svg:x2="7.9cm" svg:y2="7.6cm" draw:start-shape="id8" draw:start-glue-point="1" draw:end-shape="id9" draw:end-glue-point="3" svg:d="M5000 10600h1450v-3000h1450" svg:viewBox="0 0 2901 3001">
          <text:p/>
        </draw:connector>
        <draw:connector draw:style-name="gr4" draw:text-style-name="P2" draw:layer="layout" svg:x1="5cm" svg:y1="10.6cm" svg:x2="7.9cm" svg:y2="13.6cm" draw:start-shape="id8" draw:start-glue-point="1" draw:end-shape="id10" draw:end-glue-point="3" svg:d="M5000 10600h1450v3000h1450" svg:viewBox="0 0 2901 3001">
          <text:p/>
        </draw:connector>
        <draw:connector draw:style-name="gr4" draw:text-style-name="P2" draw:layer="layout" svg:x1="5cm" svg:y1="10.6cm" svg:x2="7.9cm" svg:y2="10.6cm" draw:start-shape="id8" draw:start-glue-point="1" draw:end-shape="id11" draw:end-glue-point="3" svg:d="M5000 10600h2900" svg:viewBox="0 0 2901 1">
          <text:p/>
        </draw:connector>
        <draw:custom-shape draw:style-name="gr5" draw:text-style-name="P1" xml:id="id12" draw:id="id12" draw:layer="layout" svg:width="6.5cm" svg:height="2cm" svg:x="14.5cm" svg:y="6.6cm">
          <text:p text:style-name="P1">Apresentador abre a porta 3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6.5cm" svg:height="2cm" svg:x="14.5cm" svg:y="9.6cm">
          <text:p text:style-name="P1">Apresentador abre a porta 1 ou 3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6.5cm" svg:height="2cm" svg:x="14.5cm" svg:y="12.6cm">
          <text:p text:style-name="P1">Apresentador abre a porta 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5cm" svg:y1="7.6cm" svg:x2="14.5cm" svg:y2="7.6cm" draw:start-shape="id9" draw:start-glue-point="1" draw:end-shape="id12" draw:end-glue-point="3" svg:d="M13500 7600h1000" svg:viewBox="0 0 1001 1">
          <text:p/>
        </draw:connector>
        <draw:connector draw:style-name="gr6" draw:text-style-name="P1" draw:layer="layout" svg:x1="13.5cm" svg:y1="10.6cm" svg:x2="14.5cm" svg:y2="10.6cm" draw:start-shape="id11" draw:start-glue-point="1" draw:end-shape="id13" draw:end-glue-point="3" svg:d="M13500 10600h1000" svg:viewBox="0 0 1001 1">
          <text:p/>
        </draw:connector>
        <draw:connector draw:style-name="gr6" draw:text-style-name="P1" draw:layer="layout" svg:x1="13.5cm" svg:y1="13.6cm" svg:x2="14.5cm" svg:y2="13.6cm" draw:start-shape="id10" draw:start-glue-point="1" draw:end-shape="id14" draw:end-glue-point="3" svg:d="M13500 13600h1000" svg:viewBox="0 0 1001 1">
          <text:p/>
        </draw:connector>
        <draw:connector draw:style-name="gr6" draw:text-style-name="P1" draw:layer="layout" svg:x1="13.5cm" svg:y1="13.6cm" svg:x2="14.5cm" svg:y2="13.6cm" svg:d="M13500 13600h1000" svg:viewBox="0 0 1001 1">
          <text:p/>
        </draw:connector>
        <draw:custom-shape draw:style-name="gr1" draw:text-style-name="P1" xml:id="id15" draw:id="id15" draw:layer="layout" svg:width="5cm" svg:height="3cm" svg:x="0cm" svg:y="18.124cm">
          <text:p text:style-name="P1">O prêmio está na porta 3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5.6cm" svg:height="2cm" svg:x="7.9cm" svg:y="18.624cm">
          <text:p text:style-name="P1">Participante escolhe a porta 2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5.6cm" svg:height="2cm" svg:x="7.9cm" svg:y="15.624cm">
          <text:p text:style-name="P1">Participante escolhe a porta 1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5.6cm" svg:height="2cm" svg:x="7.9cm" svg:y="21.624cm">
          <text:p text:style-name="P1">Participante escolhe a porta 3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cm" svg:y1="19.624cm" svg:x2="7.9cm" svg:y2="16.624cm" draw:start-shape="id15" draw:start-glue-point="1" draw:end-shape="id16" draw:end-glue-point="3" svg:d="M5000 19624h1450v-3000h1450" svg:viewBox="0 0 2901 3001">
          <text:p/>
        </draw:connector>
        <draw:connector draw:style-name="gr4" draw:text-style-name="P2" draw:layer="layout" svg:x1="5cm" svg:y1="19.624cm" svg:x2="7.9cm" svg:y2="22.624cm" draw:start-shape="id15" draw:start-glue-point="1" draw:end-shape="id17" draw:end-glue-point="3" svg:d="M5000 19624h1450v3000h1450" svg:viewBox="0 0 2901 3001">
          <text:p/>
        </draw:connector>
        <draw:connector draw:style-name="gr4" draw:text-style-name="P2" draw:layer="layout" svg:x1="5cm" svg:y1="19.624cm" svg:x2="7.9cm" svg:y2="19.624cm" draw:start-shape="id15" draw:start-glue-point="1" draw:end-shape="id18" draw:end-glue-point="3" svg:d="M5000 19624h2900" svg:viewBox="0 0 2901 1">
          <text:p/>
        </draw:connector>
        <draw:custom-shape draw:style-name="gr5" draw:text-style-name="P1" xml:id="id19" draw:id="id19" draw:layer="layout" svg:width="6.5cm" svg:height="2cm" svg:x="14.5cm" svg:y="15.624cm">
          <text:p text:style-name="P1">Apresentador abre a porta 2</text:p>
          <draw:enhanced-geometry svg:viewBox="0 0 21600 21600" draw:type="rectangle" draw:enhanced-path="M 0 0 L 21600 0 21600 21600 0 21600 0 0 Z N"/>
        </draw:custom-shape>
        <draw:custom-shape draw:style-name="gr5" draw:text-style-name="P1" xml:id="id20" draw:id="id20" draw:layer="layout" svg:width="6.5cm" svg:height="2cm" svg:x="14.5cm" svg:y="18.624cm">
          <text:p text:style-name="P1">Apresentador abre a porta 1</text:p>
          <draw:enhanced-geometry svg:viewBox="0 0 21600 21600" draw:type="rectangle" draw:enhanced-path="M 0 0 L 21600 0 21600 21600 0 21600 0 0 Z N"/>
        </draw:custom-shape>
        <draw:custom-shape draw:style-name="gr5" draw:text-style-name="P1" xml:id="id21" draw:id="id21" draw:layer="layout" svg:width="6.5cm" svg:height="2cm" svg:x="14.5cm" svg:y="21.624cm">
          <text:p text:style-name="P1">Apresentador abre a porta 1 ou 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5cm" svg:y1="16.624cm" svg:x2="14.5cm" svg:y2="16.624cm" draw:start-shape="id16" draw:start-glue-point="1" draw:end-shape="id19" draw:end-glue-point="3" svg:d="M13500 16624h1000" svg:viewBox="0 0 1001 1">
          <text:p/>
        </draw:connector>
        <draw:connector draw:style-name="gr6" draw:text-style-name="P1" draw:layer="layout" svg:x1="13.5cm" svg:y1="19.624cm" svg:x2="14.5cm" svg:y2="19.624cm" draw:start-shape="id18" draw:start-glue-point="1" draw:end-shape="id20" draw:end-glue-point="3" svg:d="M13500 19624h1000" svg:viewBox="0 0 1001 1">
          <text:p/>
        </draw:connector>
        <draw:connector draw:style-name="gr6" draw:text-style-name="P1" draw:layer="layout" svg:x1="13.5cm" svg:y1="22.624cm" svg:x2="14.5cm" svg:y2="22.624cm" draw:start-shape="id17" draw:start-glue-point="1" draw:end-shape="id21" draw:end-glue-point="3" svg:d="M13500 22624h1000" svg:viewBox="0 0 1001 1">
          <text:p/>
        </draw:connector>
        <draw:custom-shape draw:style-name="gr7" draw:text-style-name="P3" draw:layer="layout" svg:width="3cm" svg:height="2cm" svg:x="22cm" svg:y="-2.5cm">
          <text:p text:style-name="P1">Mante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2cm" svg:x="22cm" svg:y="0.5cm">
          <text:p text:style-name="P1">Troca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2cm" svg:x="22cm" svg:y="3.5cm">
          <text:p text:style-name="P1">Troca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cm" svg:height="2cm" svg:x="22cm" svg:y="9.6cm">
          <text:p text:style-name="P1">Mante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2cm" svg:x="22cm" svg:y="6.6cm">
          <text:p text:style-name="P1">Troca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2cm" svg:x="22cm" svg:y="12.6cm">
          <text:p text:style-name="P1">Troca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cm" svg:height="2cm" svg:x="22cm" svg:y="21.624cm">
          <text:p text:style-name="P1">Mante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2cm" svg:x="22cm" svg:y="18.624cm">
          <text:p text:style-name="P1">Troca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2cm" svg:x="22cm" svg:y="15.624cm">
          <text:p text:style-name="P1">Troca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1T18:31:00.315455943</meta:creation-date>
    <dc:date>2024-03-01T19:03:53.823113172</dc:date>
    <meta:editing-duration>PT21M58S</meta:editing-duration>
    <meta:editing-cycles>1</meta:editing-cycles>
    <meta:document-statistic meta:object-count="72"/>
    <meta:generator>LibreOffice/7.3.7.2$Linux_X86_64 LibreOffice_project/30$Build-2</meta:generator>
  </office:meta>
</office:document-meta>
</file>